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288" officeooo:paragraph-rsid="000eb288"/>
    </style:style>
    <style:style style:name="P2" style:family="paragraph" style:parent-style-name="Standard">
      <style:text-properties officeooo:rsid="000f74c9" officeooo:paragraph-rsid="000f74c9"/>
    </style:style>
    <style:style style:name="P3" style:family="paragraph" style:parent-style-name="Standard">
      <style:text-properties officeooo:rsid="00111494" officeooo:paragraph-rsid="00111494"/>
    </style:style>
    <style:style style:name="P4" style:family="paragraph" style:parent-style-name="Standard">
      <style:text-properties officeooo:rsid="00111494" officeooo:paragraph-rsid="00111494"/>
    </style:style>
    <style:style style:name="P5" style:family="paragraph" style:parent-style-name="Standard">
      <style:text-properties officeooo:rsid="0012bd4e" officeooo:paragraph-rsid="0012bd4e"/>
    </style:style>
    <style:style style:name="T1" style:family="text">
      <style:text-properties officeooo:rsid="00111494"/>
    </style:style>
    <style:style style:name="T2" style:family="text">
      <style:text-properties officeooo:rsid="0012b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31/2015</text:p>
      <text:p text:style-name="P1">Created initial layout in EAGLE <text:span text:style-name="T1">(saved image)</text:span></text:p>
      <text:p text:style-name="P1"/>
      <text:p text:style-name="P1">11/2/2015</text:p>
      <text:p text:style-name="P1">Unified voltages in circuit to +9V in all areas <text:span text:style-name="T1">(saved image)</text:span></text:p>
      <text:p text:style-name="P1">Incorporated 555 chip as a delay-before-on circuit</text:p>
      <text:p text:style-name="P2">Redid all wiring layout on board</text:p>
      <text:p text:style-name="P2"/>
      <text:p text:style-name="P3">11/3/2015</text:p>
      <text:p text:style-name="P3">Set up Git repository to manage files <text:span text:style-name="T2">(was very frustrating)</text:span></text:p>
      <text:p text:style-name="P5">Created design list to document desig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44:58.627000000</meta:creation-date>
    <dc:date>2015-11-03T19:01:54.958000000</dc:date>
    <meta:editing-duration>PT6M28S</meta:editing-duration>
    <meta:editing-cycles>4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9" meta:word-count="50" meta:character-count="315" meta:non-whitespace-character-count="274"/>
  </office:meta>
</office:document-meta>
</file>